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60218" officeooo:paragraph-rsid="00160218" style:font-size-asian="12pt" style:language-asian="zh" style:country-asian="CN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T1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2" style:family="text">
      <style:text-properties officeooo:rsid="0005d81d"/>
    </style:style>
    <style:style style:name="T3" style:family="text">
      <style:text-properties officeooo:rsid="000c6603"/>
    </style:style>
    <style:style style:name="T4" style:family="text">
      <style:text-properties officeooo:rsid="00160218"/>
    </style:style>
    <style:style style:name="T5" style:family="text">
      <style:text-properties officeooo:rsid="0016e9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512</text:span>MB,1S,station.xxx</text:p>
      <text:p text:style-name="P2"><text:bookmark text:name="OLE_LINK5"/><text:bookmark text:name="OLE_LINK1"/>卢卡杨比火车站</text:p>
      <text:p text:style-name="P9"><text:bookmark text:name="_GoBack"/>问题描述</text:p>
      <text:p text:style-name="P6">您被分配到了火车司机的岗位，尽管您想当文艺工作者，您的任务是去运载被肃反的老布尔什维克，并将他们流放到西伯利亚，因为“要么跟约瑟夫走，要么跟弗拉基米尔走”，尽管工业化的路线是约瑟夫从列夫那里照搬过来的，然而由于列夫被驱逐，去了墨西哥，所以工业化的细节并不优秀，也不够灵活，导致您的火车的车门位置是乱的。</text:p>
      <text:p text:style-name="P6">我们可以认为卢卡扬比火车站的站台长度是 L,火车最左侧的门称为第 1 个门,对于满足 1 ≤ I ≤ N 的整数,火车的第 i 个门与第 1 个门之间的距离是 Di ,并且 有 0 = D1 &lt; D2 <text:s/>&lt;...&lt; D<text:span text:style-name="T3">N</text:span>-1 &lt; D<text:span text:style-name="T3">N</text:span> ≤ L。站台上有 M 个乘客,对于满足 1 ≤ I ≤ <text:span text:style-name="T3">M</text:span> 的整数,第 i 个乘客距离站台左边缘的距离为 Pi ,那么有 0 ≤P1 ≤ P2 ≤ … ≤ P<text:span text:style-name="T3">M</text:span> ≤ L。如果火车停在 S 这个位置,也就是说火车的第 1 个门正对着站台的位置距离站台左边缘的距离是 S,那么由于所有的门都要正对站台,显然有 0 ≤ S ≤ L - DN 。此时,火车的第 i 个门正对站台的位置就是 S + D i 。</text:p>
      <text:p text:style-name="P7"><text:span text:style-name="T1">如果第 i 个乘客从第 j 个门上车,由于火车站巨大（因为有大量人员需要被流放）,门的大小可以忽略不计,那么他需要走的距离就是|Dj + S - Pi |。当然,所有的乘客都会选择需要时间最小的门上车。NKVD向您通报了停靠站台的情况,因为您被要求让乘客尽可能多走路，请你上报使得所有乘客上车距离和最长的停靠位置 S,以及此时所有乘客上车所需的距离总和。</text:span></text:p>
      <text:p text:style-name="P7"><text:span text:style-name="T1">如果存在多种满足条件的停靠方式，请输出S最小的方案。</text:span></text:p>
      <text:p text:style-name="P7"><text:bookmark text:name="OLE_LINK2"/></text:p>
      <text:p text:style-name="P9">输入描述</text:p>
      <text:p text:style-name="P6">第一行是一个整数 L,表示站台的长度。</text:p>
      <text:p text:style-name="P6">第二行是一个整数 M,表示乘客数量。</text:p>
      <text:p text:style-name="P6">第三行是 M 个空格分隔的整数 P1, P2, ..., PM ,表示乘客的位置。</text:p>
      <text:p text:style-name="P6">第四行是一个整数 N,表示火车的门的数量。</text:p>
      <text:p text:style-name="P6">第五行是 N - 1 个空格分隔的整数 D2, D3, ..., DN ,表示火车的门的位置。</text:p>
      <text:p text:style-name="P7"><text:bookmark text:name="OLE_LINK4"/></text:p>
      <text:p text:style-name="P6"/>
      <text:p text:style-name="P9">输出描述</text:p>
      <text:p text:style-name="P6">在一行内输出两个空格分隔的实数,分别表示停靠位置 S 和乘客上车的时间总和。保留 1 位小数。</text:p>
      <text:p text:style-name="P7"><text:bookmark text:name="OLE_LINK6"/></text:p>
      <text:p text:style-name="P9">样例输入</text:p>
      <text:p text:style-name="P4">4</text:p>
      <text:p text:style-name="P4">5</text:p>
      <text:p text:style-name="P4">0 1 2 3 4</text:p>
      <text:p text:style-name="P4">4</text:p>
      <text:p text:style-name="P4"><text:soft-page-break/>1 2 3</text:p>
      <text:p text:style-name="P5"/>
      <text:p text:style-name="P5"/>
      <text:p text:style-name="P9">样例输出</text:p>
      <text:p text:style-name="P12">0.5 2.5</text:p>
      <text:p text:style-name="P3"/>
      <text:p text:style-name="P1"><text:bookmark text:name="OLE_LINK9"/></text:p>
      <text:p text:style-name="P9">数据范围及提示</text:p>
      <text:p text:style-name="P3">对于 30%的数据 L ≤ 10<text:span text:style-name="T5">0; </text:span>M ≤ 50; N ≤ 50。</text:p>
      <text:p text:style-name="P3">对于 100%的数据 0&lt; L ≤10,<text:span text:style-name="T4">0000,0000</text:span>; M ≤ 300; N ≤ 300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Noto Serif CJK SC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DejaVu Sans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DejaVu Sans" style:font-family-asian="'DejaVu Sans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7-10T08:04:45.067893254</dc:date>
    <meta:editing-cycles>24</meta:editing-cycles>
    <meta:editing-duration>PT24M47S</meta:editing-duration>
    <meta:generator>LibreOffice/6.2.4.2$Linux_X86_64 LibreOffice_project/2412653d852ce75f65fbfa83fb7e7b669a126d64</meta:generator>
    <meta:document-statistic meta:table-count="0" meta:image-count="0" meta:object-count="0" meta:page-count="2" meta:paragraph-count="26" meta:word-count="797" meta:character-count="1025" meta:non-whitespace-character-count="895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